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.941cm" fo:min-width="11.29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074cm" fo:min-width="2.855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126cm" fo:min-width="7.612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.631cm" fo:min-width="6.996cm" fo:padding-top="0.177cm" fo:padding-bottom="0.177cm" fo:padding-left="0.302cm" fo:padding-right="0.302cm"/>
    </style:style>
    <style:style style:name="P1" style:family="paragraph">
      <style:paragraph-properties fo:text-align="center"/>
      <style:text-properties fo:font-size="32pt"/>
    </style:style>
    <style:style style:name="P2" style:family="paragraph">
      <loext:graphic-properties draw:fill="none"/>
      <style:paragraph-properties fo:text-align="center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9cm" svg:height="2.295cm" svg:x="1cm" svg:y="5.705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59cm" svg:height="4.428cm" svg:x="1cm" svg:y="1cm">
          <text:p text:style-name="P1">c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164cm" svg:height="4.428cm" svg:x="4.736cm" svg:y="1cm">
          <text:p text:style-name="P1"/>
          <text:p text:style-name="P1"/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cm" svg:height="1.985cm" svg:x="5cm" svg:y="1.315cm">
          <text:p text:style-name="P1">worflow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Duron</meta:initial-creator>
    <meta:creation-date>2017-10-13T10:30:35.384551797</meta:creation-date>
    <dc:date>2017-10-13T10:54:29.963379561</dc:date>
    <dc:creator>Luc Duron</dc:creator>
    <meta:editing-duration>PT9M49S</meta:editing-duration>
    <meta:editing-cycles>2</meta:editing-cycles>
    <meta:generator>LibreOffice/5.4.1.2.0$Linux_X86_64 LibreOffice_project/40m0$Build-2</meta:generator>
    <meta:document-statistic meta:object-count="4"/>
  </office:meta>
</office:document-meta>
</file>